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5.3001"/>
          <table:table-cell office:value-type="float" office:value="1.079"/>
          <table:table-cell office:value-type="float" office:value="0.57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4148.0"/>
          <table:table-cell office:value-type="float" office:value="31397.0"/>
          <table:table-cell office:value-type="float" office:value="96434.0"/>
          <table:table-cell office:value-type="float" office:value="348100.0"/>
          <table:table-cell office:value-type="float" office:value="1365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9879"/>
          <table:table-cell office:value-type="float" office:value="4.194"/>
          <table:table-cell office:value-type="float" office:value="2.94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3511.0"/>
          <table:table-cell office:value-type="float" office:value="146621.0"/>
          <table:table-cell office:value-type="float" office:value="96434.0"/>
          <table:table-cell office:value-type="float" office:value="348100.0"/>
          <table:table-cell office:value-type="float" office:value="133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.0171"/>
          <table:table-cell office:value-type="float" office:value="0.78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2553.0"/>
          <table:table-cell office:value-type="float" office:value="96962.0"/>
          <table:table-cell office:value-type="float" office:value="350146.0"/>
          <table:table-cell office:value-type="float" office:value="1502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3.6779"/>
          <table:table-cell office:value-type="float" office:value="2.155"/>
          <table:table-cell office:value-type="float" office:value="0.96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070.0"/>
          <table:table-cell office:value-type="float" office:value="23011.0"/>
          <table:table-cell office:value-type="float" office:value="96434.0"/>
          <table:table-cell office:value-type="float" office:value="348100.0"/>
          <table:table-cell office:value-type="float" office:value="136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2521"/>
          <table:table-cell office:value-type="float" office:value="6.007"/>
          <table:table-cell office:value-type="float" office:value="5.21"/>
          <table:table-cell office:value-type="float" office:value="1.0"/>
          <table:table-cell office:value-type="float" office:value="0.0"/>
          <table:table-cell office:value-type="float" office:value="118.0"/>
          <table:table-cell office:value-type="float" office:value="26906.0"/>
          <table:table-cell office:value-type="float" office:value="210274.0"/>
          <table:table-cell office:value-type="float" office:value="96434.0"/>
          <table:table-cell office:value-type="float" office:value="348100.0"/>
          <table:table-cell office:value-type="float" office:value="133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.6838"/>
          <table:table-cell office:value-type="float" office:value="0.87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22.0"/>
          <table:table-cell office:value-type="float" office:value="4410.0"/>
          <table:table-cell office:value-type="float" office:value="96962.0"/>
          <table:table-cell office:value-type="float" office:value="350146.0"/>
          <table:table-cell office:value-type="float" office:value="1501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3.6336"/>
          <table:table-cell office:value-type="float" office:value="1.599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11.0"/>
          <table:table-cell office:value-type="float" office:value="17397.0"/>
          <table:table-cell office:value-type="float" office:value="96434.0"/>
          <table:table-cell office:value-type="float" office:value="348098.0"/>
          <table:table-cell office:value-type="float" office:value="133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702"/>
          <table:table-cell office:value-type="float" office:value="2.012"/>
          <table:table-cell office:value-type="float" office:value="0.81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347.0"/>
          <table:table-cell office:value-type="float" office:value="35133.0"/>
          <table:table-cell office:value-type="float" office:value="96434.0"/>
          <table:table-cell office:value-type="float" office:value="348098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7919"/>
          <table:table-cell office:value-type="float" office:value="0.91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52.0"/>
          <table:table-cell office:value-type="float" office:value="3746.0"/>
          <table:table-cell office:value-type="float" office:value="96962.0"/>
          <table:table-cell office:value-type="float" office:value="350144.0"/>
          <table:table-cell office:value-type="float" office:value="1484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3.6769"/>
          <table:table-cell office:value-type="float" office:value="1.712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906.0"/>
          <table:table-cell office:value-type="float" office:value="19692.0"/>
          <table:table-cell office:value-type="float" office:value="96434.0"/>
          <table:table-cell office:value-type="float" office:value="348108.0"/>
          <table:table-cell office:value-type="float" office:value="133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5544"/>
          <table:table-cell office:value-type="float" office:value="1.512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445.0"/>
          <table:table-cell office:value-type="float" office:value="10544.0"/>
          <table:table-cell office:value-type="float" office:value="96434.0"/>
          <table:table-cell office:value-type="float" office:value="348108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6618"/>
          <table:table-cell office:value-type="float" office:value="0.935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3.0"/>
          <table:table-cell office:value-type="float" office:value="4986.0"/>
          <table:table-cell office:value-type="float" office:value="96962.0"/>
          <table:table-cell office:value-type="float" office:value="350154.0"/>
          <table:table-cell office:value-type="float" office:value="1497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2.5841"/>
          <table:table-cell office:value-type="float" office:value="1.371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1.0"/>
          <table:table-cell office:value-type="float" office:value="7204.0"/>
          <table:table-cell office:value-type="float" office:value="96434.0"/>
          <table:table-cell office:value-type="float" office:value="348109.0"/>
          <table:table-cell office:value-type="float" office:value="133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5935"/>
          <table:table-cell office:value-type="float" office:value="0.942"/>
          <table:table-cell office:value-type="float" office:value="0.28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445.0"/>
          <table:table-cell office:value-type="float" office:value="9603.0"/>
          <table:table-cell office:value-type="float" office:value="96434.0"/>
          <table:table-cell office:value-type="float" office:value="348109.0"/>
          <table:table-cell office:value-type="float" office:value="133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1941"/>
          <table:table-cell office:value-type="float" office:value="1.313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944.0"/>
          <table:table-cell office:value-type="float" office:value="18029.0"/>
          <table:table-cell office:value-type="float" office:value="96962.0"/>
          <table:table-cell office:value-type="float" office:value="350155.0"/>
          <table:table-cell office:value-type="float" office:value="1473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4949"/>
          <table:table-cell office:value-type="float" office:value="0.9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3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763"/>
          <table:table-cell office:value-type="float" office:value="0.9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7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281"/>
          <table:table-cell office:value-type="float" office:value="0.4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26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2.5757"/>
          <table:table-cell office:value-type="float" office:value="1.364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11.0"/>
          <table:table-cell office:value-type="float" office:value="8072.0"/>
          <table:table-cell office:value-type="float" office:value="102370.0"/>
          <table:table-cell office:value-type="float" office:value="365373.0"/>
          <table:table-cell office:value-type="float" office:value="140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8111"/>
          <table:table-cell office:value-type="float" office:value="0.728"/>
          <table:table-cell office:value-type="float" office:value="0.22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46.0"/>
          <table:table-cell office:value-type="float" office:value="13073.0"/>
          <table:table-cell office:value-type="float" office:value="102370.0"/>
          <table:table-cell office:value-type="float" office:value="365373.0"/>
          <table:table-cell office:value-type="float" office:value="143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46656"/>
          <table:table-cell office:value-type="float" office:value="0.70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88.0"/>
          <table:table-cell office:value-type="float" office:value="6669.0"/>
          <table:table-cell office:value-type="float" office:value="102898.0"/>
          <table:table-cell office:value-type="float" office:value="367419.0"/>
          <table:table-cell office:value-type="float" office:value="1458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1.8297"/>
          <table:table-cell office:value-type="float" office:value="0.827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1.0"/>
          <table:table-cell office:value-type="float" office:value="4739.0"/>
          <table:table-cell office:value-type="float" office:value="102370.0"/>
          <table:table-cell office:value-type="float" office:value="365383.0"/>
          <table:table-cell office:value-type="float" office:value="136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425"/>
          <table:table-cell office:value-type="float" office:value="0.861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46.0"/>
          <table:table-cell office:value-type="float" office:value="9091.0"/>
          <table:table-cell office:value-type="float" office:value="102370.0"/>
          <table:table-cell office:value-type="float" office:value="365383.0"/>
          <table:table-cell office:value-type="float" office:value="1362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60527"/>
          <table:table-cell office:value-type="float" office:value="0.726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658.0"/>
          <table:table-cell office:value-type="float" office:value="7473.0"/>
          <table:table-cell office:value-type="float" office:value="102898.0"/>
          <table:table-cell office:value-type="float" office:value="367429.0"/>
          <table:table-cell office:value-type="float" office:value="1456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2.5408"/>
          <table:table-cell office:value-type="float" office:value="0.748"/>
          <table:table-cell office:value-type="float" office:value="0.15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37.0"/>
          <table:table-cell office:value-type="float" office:value="9295.0"/>
          <table:table-cell office:value-type="float" office:value="102370.0"/>
          <table:table-cell office:value-type="float" office:value="365392.0"/>
          <table:table-cell office:value-type="float" office:value="1362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5955"/>
          <table:table-cell office:value-type="float" office:value="1.031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13.0"/>
          <table:table-cell office:value-type="float" office:value="21127.0"/>
          <table:table-cell office:value-type="float" office:value="102370.0"/>
          <table:table-cell office:value-type="float" office:value="365392.0"/>
          <table:table-cell office:value-type="float" office:value="13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3189"/>
          <table:table-cell office:value-type="float" office:value="0.79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73.0"/>
          <table:table-cell office:value-type="float" office:value="3865.0"/>
          <table:table-cell office:value-type="float" office:value="102898.0"/>
          <table:table-cell office:value-type="float" office:value="367438.0"/>
          <table:table-cell office:value-type="float" office:value="1826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2.4701"/>
          <table:table-cell office:value-type="float" office:value="0.9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3195"/>
          <table:table-cell office:value-type="float" office:value="0.4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325"/>
          <table:table-cell office:value-type="float" office:value="0.5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8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1.2979"/>
          <table:table-cell office:value-type="float" office:value="0.765"/>
          <table:table-cell office:value-type="float" office:value="0.52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95.0"/>
          <table:table-cell office:value-type="float" office:value="21688.0"/>
          <table:table-cell office:value-type="float" office:value="35730.0"/>
          <table:table-cell office:value-type="float" office:value="130115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5605"/>
          <table:table-cell office:value-type="float" office:value="1.986"/>
          <table:table-cell office:value-type="float" office:value="1.7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18.0"/>
          <table:table-cell office:value-type="float" office:value="61534.0"/>
          <table:table-cell office:value-type="float" office:value="35730.0"/>
          <table:table-cell office:value-type="float" office:value="130115.0"/>
          <table:table-cell office:value-type="float" office:value="131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5247"/>
          <table:table-cell office:value-type="float" office:value="0.3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6.0"/>
          <table:table-cell office:value-type="float" office:value="655.0"/>
          <table:table-cell office:value-type="float" office:value="35968.0"/>
          <table:table-cell office:value-type="float" office:value="131047.0"/>
          <table:table-cell office:value-type="float" office:value="1401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2.4745"/>
          <table:table-cell office:value-type="float" office:value="1.299"/>
          <table:table-cell office:value-type="float" office:value="1.06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7915.0"/>
          <table:table-cell office:value-type="float" office:value="30999.0"/>
          <table:table-cell office:value-type="float" office:value="35730.0"/>
          <table:table-cell office:value-type="float" office:value="130115.0"/>
          <table:table-cell office:value-type="float" office:value="127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2541"/>
          <table:table-cell office:value-type="float" office:value="0.786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22.0"/>
          <table:table-cell office:value-type="float" office:value="4188.0"/>
          <table:table-cell office:value-type="float" office:value="21583.0"/>
          <table:table-cell office:value-type="float" office:value="35730.0"/>
          <table:table-cell office:value-type="float" office:value="130115.0"/>
          <table:table-cell office:value-type="float" office:value="1280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4978"/>
          <table:table-cell office:value-type="float" office:value="0.2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34.0"/>
          <table:table-cell office:value-type="float" office:value="35968.0"/>
          <table:table-cell office:value-type="float" office:value="131047.0"/>
          <table:table-cell office:value-type="float" office:value="1497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1.2636"/>
          <table:table-cell office:value-type="float" office:value="0.578"/>
          <table:table-cell office:value-type="float" office:value="0.3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474.0"/>
          <table:table-cell office:value-type="float" office:value="10782.0"/>
          <table:table-cell office:value-type="float" office:value="35730.0"/>
          <table:table-cell office:value-type="float" office:value="130115.0"/>
          <table:table-cell office:value-type="float" office:value="1264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2614"/>
          <table:table-cell office:value-type="float" office:value="0.512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16.0"/>
          <table:table-cell office:value-type="float" office:value="9767.0"/>
          <table:table-cell office:value-type="float" office:value="35730.0"/>
          <table:table-cell office:value-type="float" office:value="13011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5141"/>
          <table:table-cell office:value-type="float" office:value="0.2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411.0"/>
          <table:table-cell office:value-type="float" office:value="35968.0"/>
          <table:table-cell office:value-type="float" office:value="131047.0"/>
          <table:table-cell office:value-type="float" office:value="18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2.4241"/>
          <table:table-cell office:value-type="float" office:value="1.43"/>
          <table:table-cell office:value-type="float" office:value="1.16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518.0"/>
          <table:table-cell office:value-type="float" office:value="49110.0"/>
          <table:table-cell office:value-type="float" office:value="35730.0"/>
          <table:table-cell office:value-type="float" office:value="130115.0"/>
          <table:table-cell office:value-type="float" office:value="1272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3315"/>
          <table:table-cell office:value-type="float" office:value="0.913"/>
          <table:table-cell office:value-type="float" office:value="0.68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606.0"/>
          <table:table-cell office:value-type="float" office:value="32604.0"/>
          <table:table-cell office:value-type="float" office:value="35730.0"/>
          <table:table-cell office:value-type="float" office:value="130115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.5404"/>
          <table:table-cell office:value-type="float" office:value="0.2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834.0"/>
          <table:table-cell office:value-type="float" office:value="35968.0"/>
          <table:table-cell office:value-type="float" office:value="131047.0"/>
          <table:table-cell office:value-type="float" office:value="182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0.6612"/>
          <table:table-cell office:value-type="float" office:value="0.469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37.0"/>
          <table:table-cell office:value-type="float" office:value="7099.0"/>
          <table:table-cell office:value-type="float" office:value="35730.0"/>
          <table:table-cell office:value-type="float" office:value="130115.0"/>
          <table:table-cell office:value-type="float" office:value="127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317"/>
          <table:table-cell office:value-type="float" office:value="1.242"/>
          <table:table-cell office:value-type="float" office:value="0.95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8548.0"/>
          <table:table-cell office:value-type="float" office:value="35881.0"/>
          <table:table-cell office:value-type="float" office:value="35730.0"/>
          <table:table-cell office:value-type="float" office:value="130115.0"/>
          <table:table-cell office:value-type="float" office:value="127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568"/>
          <table:table-cell office:value-type="float" office:value="0.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95.0"/>
          <table:table-cell office:value-type="float" office:value="35968.0"/>
          <table:table-cell office:value-type="float" office:value="131047.0"/>
          <table:table-cell office:value-type="float" office:value="1822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2.1833"/>
          <table:table-cell office:value-type="float" office:value="0.935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383.0"/>
          <table:table-cell office:value-type="float" office:value="26431.0"/>
          <table:table-cell office:value-type="float" office:value="91942.0"/>
          <table:table-cell office:value-type="float" office:value="333849.0"/>
          <table:table-cell office:value-type="float" office:value="129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295"/>
          <table:table-cell office:value-type="float" office:value="1.377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973.0"/>
          <table:table-cell office:value-type="float" office:value="5968.0"/>
          <table:table-cell office:value-type="float" office:value="91942.0"/>
          <table:table-cell office:value-type="float" office:value="333849.0"/>
          <table:table-cell office:value-type="float" office:value="129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4944"/>
          <table:table-cell office:value-type="float" office:value="1.756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798.0"/>
          <table:table-cell office:value-type="float" office:value="56161.0"/>
          <table:table-cell office:value-type="float" office:value="92470.0"/>
          <table:table-cell office:value-type="float" office:value="335895.0"/>
          <table:table-cell office:value-type="float" office:value="1498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3.5309"/>
          <table:table-cell office:value-type="float" office:value="1.502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22.0"/>
          <table:table-cell office:value-type="float" office:value="21116.0"/>
          <table:table-cell office:value-type="float" office:value="91942.0"/>
          <table:table-cell office:value-type="float" office:value="333848.0"/>
          <table:table-cell office:value-type="float" office:value="1294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.03"/>
          <table:table-cell office:value-type="float" office:value="0.98"/>
          <table:table-cell office:value-type="float" office:value="0.31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562.0"/>
          <table:table-cell office:value-type="float" office:value="13893.0"/>
          <table:table-cell office:value-type="float" office:value="91942.0"/>
          <table:table-cell office:value-type="float" office:value="333848.0"/>
          <table:table-cell office:value-type="float" office:value="1858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63312"/>
          <table:table-cell office:value-type="float" office:value="0.68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604.0"/>
          <table:table-cell office:value-type="float" office:value="6141.0"/>
          <table:table-cell office:value-type="float" office:value="92470.0"/>
          <table:table-cell office:value-type="float" office:value="335894.0"/>
          <table:table-cell office:value-type="float" office:value="1484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6.2279"/>
          <table:table-cell office:value-type="float" office:value="2.004"/>
          <table:table-cell office:value-type="float" office:value="0.98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3335.0"/>
          <table:table-cell office:value-type="float" office:value="34906.0"/>
          <table:table-cell office:value-type="float" office:value="91942.0"/>
          <table:table-cell office:value-type="float" office:value="333848.0"/>
          <table:table-cell office:value-type="float" office:value="1492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.4051"/>
          <table:table-cell office:value-type="float" office:value="4.26"/>
          <table:table-cell office:value-type="float" office:value="3.6"/>
          <table:table-cell office:value-type="float" office:value="1.0"/>
          <table:table-cell office:value-type="float" office:value="0.0"/>
          <table:table-cell office:value-type="float" office:value="83.0"/>
          <table:table-cell office:value-type="float" office:value="19091.0"/>
          <table:table-cell office:value-type="float" office:value="136230.0"/>
          <table:table-cell office:value-type="float" office:value="91942.0"/>
          <table:table-cell office:value-type="float" office:value="333848.0"/>
          <table:table-cell office:value-type="float" office:value="1858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52069"/>
          <table:table-cell office:value-type="float" office:value="1.643"/>
          <table:table-cell office:value-type="float" office:value="1.0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277.0"/>
          <table:table-cell office:value-type="float" office:value="63598.0"/>
          <table:table-cell office:value-type="float" office:value="92470.0"/>
          <table:table-cell office:value-type="float" office:value="335894.0"/>
          <table:table-cell office:value-type="float" office:value="146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6.7321"/>
          <table:table-cell office:value-type="float" office:value="5.97"/>
          <table:table-cell office:value-type="float" office:value="4.82"/>
          <table:table-cell office:value-type="float" office:value="0.0"/>
          <table:table-cell office:value-type="float" office:value="0.0"/>
          <table:table-cell office:value-type="float" office:value="121.0"/>
          <table:table-cell office:value-type="float" office:value="30679.0"/>
          <table:table-cell office:value-type="float" office:value="182052.0"/>
          <table:table-cell office:value-type="float" office:value="91942.0"/>
          <table:table-cell office:value-type="float" office:value="333848.0"/>
          <table:table-cell office:value-type="float" office:value="129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4239"/>
          <table:table-cell office:value-type="float" office:value="1.44"/>
          <table:table-cell office:value-type="float" office:value="0.9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810.0"/>
          <table:table-cell office:value-type="float" office:value="37658.0"/>
          <table:table-cell office:value-type="float" office:value="91942.0"/>
          <table:table-cell office:value-type="float" office:value="333848.0"/>
          <table:table-cell office:value-type="float" office:value="129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8286"/>
          <table:table-cell office:value-type="float" office:value="0.833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713.0"/>
          <table:table-cell office:value-type="float" office:value="5721.0"/>
          <table:table-cell office:value-type="float" office:value="92470.0"/>
          <table:table-cell office:value-type="float" office:value="335894.0"/>
          <table:table-cell office:value-type="float" office:value="149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3.6852"/>
          <table:table-cell office:value-type="float" office:value="2.013"/>
          <table:table-cell office:value-type="float" office:value="0.85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572.0"/>
          <table:table-cell office:value-type="float" office:value="30041.0"/>
          <table:table-cell office:value-type="float" office:value="91942.0"/>
          <table:table-cell office:value-type="float" office:value="333850.0"/>
          <table:table-cell office:value-type="float" office:value="1858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5887"/>
          <table:table-cell office:value-type="float" office:value="1.446"/>
          <table:table-cell office:value-type="float" office:value="0.2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28.0"/>
          <table:table-cell office:value-type="float" office:value="14747.0"/>
          <table:table-cell office:value-type="float" office:value="91942.0"/>
          <table:table-cell office:value-type="float" office:value="333850.0"/>
          <table:table-cell office:value-type="float" office:value="1432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6651"/>
          <table:table-cell office:value-type="float" office:value="2.841"/>
          <table:table-cell office:value-type="float" office:value="2.2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4000.0"/>
          <table:table-cell office:value-type="float" office:value="128304.0"/>
          <table:table-cell office:value-type="float" office:value="92470.0"/>
          <table:table-cell office:value-type="float" office:value="335896.0"/>
          <table:table-cell office:value-type="float" office:value="149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9.99429"/>
          <table:table-cell office:value-type="float" office:value="0.15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963.0"/>
          <table:table-cell office:value-type="float" office:value="4467.0"/>
          <table:table-cell office:value-type="float" office:value="12002.0"/>
          <table:table-cell office:value-type="float" office:value="44000.0"/>
          <table:table-cell office:value-type="float" office:value="127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89674"/>
          <table:table-cell office:value-type="float" office:value="0.09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0.0"/>
          <table:table-cell office:value-type="float" office:value="1810.0"/>
          <table:table-cell office:value-type="float" office:value="12002.0"/>
          <table:table-cell office:value-type="float" office:value="44000.0"/>
          <table:table-cell office:value-type="float" office:value="126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9769"/>
          <table:table-cell office:value-type="float" office:value="0.1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7.0"/>
          <table:table-cell office:value-type="float" office:value="12096.0"/>
          <table:table-cell office:value-type="float" office:value="44369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0.1669"/>
          <table:table-cell office:value-type="float" office:value="0.474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3978.0"/>
          <table:table-cell office:value-type="float" office:value="7575.0"/>
          <table:table-cell office:value-type="float" office:value="12002.0"/>
          <table:table-cell office:value-type="float" office:value="440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9037"/>
          <table:table-cell office:value-type="float" office:value="0.10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438.0"/>
          <table:table-cell office:value-type="float" office:value="2007.0"/>
          <table:table-cell office:value-type="float" office:value="12002.0"/>
          <table:table-cell office:value-type="float" office:value="44000.0"/>
          <table:table-cell office:value-type="float" office:value="126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8661"/>
          <table:table-cell office:value-type="float" office:value="0.16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12096.0"/>
          <table:table-cell office:value-type="float" office:value="44369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9.88853"/>
          <table:table-cell office:value-type="float" office:value="0.1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408.0"/>
          <table:table-cell office:value-type="float" office:value="12002.0"/>
          <table:table-cell office:value-type="float" office:value="440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.3546"/>
          <table:table-cell office:value-type="float" office:value="0.0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183.0"/>
          <table:table-cell office:value-type="float" office:value="12002.0"/>
          <table:table-cell office:value-type="float" office:value="440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4244"/>
          <table:table-cell office:value-type="float" office:value="0.16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12096.0"/>
          <table:table-cell office:value-type="float" office:value="44369.0"/>
          <table:table-cell office:value-type="float" office:value="1294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9.78404"/>
          <table:table-cell office:value-type="float" office:value="0.11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260.0"/>
          <table:table-cell office:value-type="float" office:value="12002.0"/>
          <table:table-cell office:value-type="float" office:value="44000.0"/>
          <table:table-cell office:value-type="float" office:value="1230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83964"/>
          <table:table-cell office:value-type="float" office:value="0.0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762.0"/>
          <table:table-cell office:value-type="float" office:value="12002.0"/>
          <table:table-cell office:value-type="float" office:value="44000.0"/>
          <table:table-cell office:value-type="float" office:value="126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7866"/>
          <table:table-cell office:value-type="float" office:value="0.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5.0"/>
          <table:table-cell office:value-type="float" office:value="12096.0"/>
          <table:table-cell office:value-type="float" office:value="44369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9.86949"/>
          <table:table-cell office:value-type="float" office:value="0.10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80.0"/>
          <table:table-cell office:value-type="float" office:value="2014.0"/>
          <table:table-cell office:value-type="float" office:value="12002.0"/>
          <table:table-cell office:value-type="float" office:value="4400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.85822"/>
          <table:table-cell office:value-type="float" office:value="0.09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361.0"/>
          <table:table-cell office:value-type="float" office:value="12002.0"/>
          <table:table-cell office:value-type="float" office:value="44000.0"/>
          <table:table-cell office:value-type="float" office:value="1263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33423"/>
          <table:table-cell office:value-type="float" office:value="0.14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12096.0"/>
          <table:table-cell office:value-type="float" office:value="44369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